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07d1" officeooo:paragraph-rsid="001607d1"/>
    </style:style>
    <style:style style:name="P2" style:family="paragraph" style:parent-style-name="Standard">
      <style:text-properties officeooo:rsid="001607d1" officeooo:paragraph-rsid="001801a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07d1" officeooo:paragraph-rsid="001607d1" style:font-weight-asian="bold" style:font-weight-complex="bold"/>
    </style:style>
    <style:style style:name="P4" style:family="paragraph" style:parent-style-name="Standard">
      <style:text-properties officeooo:rsid="001607d1" officeooo:paragraph-rsid="001607d1"/>
    </style:style>
    <style:style style:name="P5" style:family="paragraph" style:parent-style-name="Standard">
      <style:text-properties officeooo:rsid="001a7f7b" officeooo:paragraph-rsid="001a7f7b"/>
    </style:style>
    <style:style style:name="P6" style:family="paragraph" style:parent-style-name="Standard">
      <style:text-properties officeooo:rsid="001c3265" officeooo:paragraph-rsid="001c3265"/>
    </style:style>
    <style:style style:name="T1" style:family="text">
      <style:text-properties officeooo:rsid="001801a9"/>
    </style:style>
    <style:style style:name="T2" style:family="text">
      <style:text-properties officeooo:rsid="001a7f7b"/>
    </style:style>
    <style:style style:name="T3" style:family="text">
      <style:text-properties officeooo:rsid="001d76ea"/>
    </style:style>
    <style:style style:name="T4" style:family="text">
      <style:text-properties officeooo:rsid="001ede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tal </text:p>
      <text:p text:style-name="P1"/>
      <text:p text:style-name="P1">Petal 1</text:p>
      <text:p text:style-name="P1">My Favorite Knowledge or Fields of Interest</text:p>
      <text:p text:style-name="P1">1. <text:s/><text:span text:style-name="T1">Health</text:span></text:p>
      <text:p text:style-name="P1">2. <text:s/><text:span text:style-name="T1">Philosophy </text:span></text:p>
      <text:p text:style-name="P1">3. <text:s/><text:span text:style-name="T1">Martial Arts</text:span></text:p>
      <text:p text:style-name="P1">4. <text:s/><text:span text:style-name="T1">Self - Improvement</text:span></text:p>
      <text:p text:style-name="P1">5 <text:s/><text:span text:style-name="T1">Travel</text:span></text:p>
      <text:p text:style-name="P1"/>
      <text:p text:style-name="P1">Petal 2</text:p>
      <text:p text:style-name="P1">My Preferred Kinds of People of to Work With</text:p>
      <text:p text:style-name="P2">1. <text:span text:style-name="T1">enthusiastic</text:span> <text:s text:c="5"/></text:p>
      <text:p text:style-name="P2">2. <text:span text:style-name="T1">empathic</text:span></text:p>
      <text:p text:style-name="P1">3. <text:span text:style-name="T1">passionate</text:span></text:p>
      <text:p text:style-name="P1">4. <text:s/><text:span text:style-name="T1">motivated</text:span></text:p>
      <text:p text:style-name="P1">5. <text:s/><text:span text:style-name="T1">existential</text:span></text:p>
      <text:p text:style-name="P1"/>
      <text:p text:style-name="P1">Petal 3</text:p>
      <text:p text:style-name="P1">What I can Do and Love To Do (My Favorite Transferable Skills):</text:p>
      <text:p text:style-name="P1">1. <text:s/><text:span text:style-name="T1">Public speaking</text:span></text:p>
      <text:p text:style-name="P1">2. <text:s/><text:span text:style-name="T1">Motivate</text:span> </text:p>
      <text:p text:style-name="P1">3. <text:s/><text:span text:style-name="T1">Communicate</text:span></text:p>
      <text:p text:style-name="P1">4. <text:s/><text:span text:style-name="T1">Understannd</text:span></text:p>
      <text:p text:style-name="P1">5. <text:s/><text:span text:style-name="T2">Set/Accomplish Goals</text:span></text:p>
      <text:p text:style-name="P1">6. <text:span text:style-name="T2">Foundational knowledge/strategic logical implemental</text:span></text:p>
      <text:p text:style-name="P1">7. <text:s/></text:p>
      <text:p text:style-name="P1">8.</text:p>
      <text:p text:style-name="P1">9.</text:p>
      <text:p text:style-name="P1">10.</text:p>
      <text:p text:style-name="P1"/>
      <text:p text:style-name="P1">My Favor<text:span text:style-name="T1">ite</text:span> Traits (optional)</text:p>
      <text:p text:style-name="P1"/>
      <text:p text:style-name="P5">Open-midedness, passion for knowledge, sharing, helping, appreciating, growth.</text:p>
      <text:p text:style-name="P1"/>
      <text:p text:style-name="P1"/>
      <text:p text:style-name="P1"/>
      <text:p text:style-name="P1"/>
      <text:p text:style-name="P1">Petal 4</text:p>
      <text:p text:style-name="P1">My Favorite Working Condtions</text:p>
      <text:p text:style-name="P1">1. <text:s/><text:span text:style-name="T2">Outside</text:span></text:p>
      <text:p text:style-name="P1">2. <text:span text:style-name="T2">Open air</text:span></text:p>
      <text:p text:style-name="P1">3. <text:span text:style-name="T2">Spacious</text:span></text:p>
      <text:p text:style-name="P1">4. <text:s/><text:span text:style-name="T2">Cool</text:span></text:p>
      <text:p text:style-name="P1">5. <text:s/><text:span text:style-name="T2">Comfortable lol</text:span></text:p>
      <text:p text:style-name="P1"/>
      <text:p text:style-name="P1"/>
      <text:p text:style-name="P1"/>
      <text:p text:style-name="P1"/>
      <text:p text:style-name="P1"><text:soft-page-break/>Petal 5</text:p>
      <text:p text:style-name="P1">My Preferred Salary Range:</text:p>
      <text:p text:style-name="P1"/>
      <text:p text:style-name="P1"/>
      <text:p text:style-name="P1">Level of Responsiblilty I'd Like:</text:p>
      <text:p text:style-name="P1"/>
      <text:p text:style-name="P1">Other Responsibilities Hoped:</text:p>
      <text:p text:style-name="P1"/>
      <text:p text:style-name="P1"/>
      <text:p text:style-name="P1"/>
      <text:p text:style-name="P1">Petal 6</text:p>
      <text:p text:style-name="P1">My Preferred</text:p>
      <text:p text:style-name="P1">Place(s) to Live</text:p>
      <text:p text:style-name="P1">(sooner or later):</text:p>
      <text:p text:style-name="P1">1.</text:p>
      <text:p text:style-name="P1">2.</text:p>
      <text:p text:style-name="P1">3.</text:p>
      <text:p text:style-name="P1"/>
      <text:p text:style-name="P1"/>
      <text:p text:style-name="P1">Petal 7</text:p>
      <text:p text:style-name="P1">My Goal, Purpose, or Mission in Life (or my philosophy about life):</text:p>
      <text:p text:style-name="P1"/>
      <text:p text:style-name="P1"/>
      <text:p text:style-name="P6">What is my philosophy on life?</text:p>
      <text:p text:style-name="P6"><text:tab/>Passion for leaning, constantly growing as an individual in every facit of life. <text:s/>To be open minded to be able to write anything on piece of paper, mastery of skill to get in to a flow state in which you are able to create masterpieces of you disciple. <text:s/>To be earnest, humble and appreciated of life, and its preciousness. <text:s/>To live each day as if were alast and truly appreciate the moment. </text:p>
      <text:p text:style-name="P6"><text:tab/>The passion to of sharing, to help other individuals, the love of growing as an indiviual, but espically more as a group. <text:s/>Community, humanism, the strive of harmony, and balance in all things in the world. <text:s/></text:p>
      <text:p text:style-name="P6"><text:tab/>To be able to <text:span text:style-name="T3">assess, evaluate and implement. <text:s/>Methodical</text:span></text:p>
      <text:p text:style-name="P6"/>
      <text:p text:style-name="P6"><text:tab/></text:p>
      <text:p text:style-name="P6"><text:tab/><text:span text:style-name="T4">Learn from mistakes</text:span></text:p>
      <text:p text:style-name="P6"><text:tab/><text:span text:style-name="T4">importance of foundational skill</text:span></text:p>
      <text:p text:style-name="P6"><text:tab/><text:span text:style-name="T4">to focus, and hone those skills so they become one</text:span></text:p>
      <text:p text:style-name="P6"><text:tab/><text:span text:style-name="T4">to constant grow and an individual and passion for knowledge</text:span></text:p>
      <text:p text:style-name="P6"><text:tab/><text:span text:style-name="T4">to help and shre knowledge</text:span></text:p>
      <text:p text:style-name="P6"><text:tab/><text:span text:style-name="T4">to conscious and understanding of life</text:span></text:p>
      <text:p text:style-name="P6"><text:tab/><text:span text:style-name="T4">to live in balance and harmony with all things</text:span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50S</meta:editing-duration>
    <meta:editing-cycles>4</meta:editing-cycles>
    <meta:generator>LibreOffice/5.1.2.2$Windows_x86 LibreOffice_project/d3bf12ecb743fc0d20e0be0c58ca359301eb705f</meta:generator>
    <dc:date>2016-06-09T06:23:55.165000000</dc:date>
    <meta:document-statistic meta:table-count="0" meta:image-count="0" meta:object-count="0" meta:page-count="2" meta:paragraph-count="62" meta:word-count="320" meta:character-count="1874" meta:non-whitespace-character-count="1568"/>
    <meta:user-defined meta:name="Info 1"/>
    <meta:user-defined meta:name="Info 2"/>
    <meta:user-defined meta:name="Info 3"/>
    <meta:user-defined meta:name="Info 4"/>
  </office:meta>
</office:document-meta>
</file>